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3e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-color="#ff9800" draw:textarea-horizontal-align="justify" draw:textarea-vertical-align="middle" draw:auto-grow-height="false" fo:min-height="1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4.388cm" loext:decorative="false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644cm" fo:min-width="4.394cm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 loext:decorative="false"/>
      <style:paragraph-properties style:writing-mode="lr-tb"/>
    </style:style>
    <style:style style:name="gr5" style:family="graphic" style:parent-style-name="standard">
      <style:graphic-properties svg:stroke-width="0.106cm" svg:stroke-color="#ff9800" draw:marker-start-width="0.359cm" draw:marker-end-width="0.359cm" draw:fill="none" loext:fill-use-slide-background="false" draw:textarea-horizontal-align="justify" draw:textarea-vertical-align="middle" draw:auto-grow-height="false" fo:min-height="2.644cm" fo:min-width="4.394cm" fo:padding-top="0.178cm" fo:padding-bottom="0.178cm" fo:padding-left="0.303cm" fo:padding-right="0.303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8cm" fo:min-width="0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3cm" fo:min-width="0.1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453cm" fo:min-width="0.1cm" loext:decorative="false"/>
    </style:style>
    <style:style style:name="gr9" style:family="graphic">
      <style:graphic-properties style:protect="size" loext:decorative="false"/>
    </style:style>
    <style:style style:name="pr1" style:family="presentation" style:parent-style-name="默认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ffffff" loext:opacity="100%" style:font-name="Noto Sans CJK SC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9800"/>
      <style:paragraph-properties fo:text-align="center" style:writing-mode="lr-tb"/>
      <style:text-properties fo:color="#ffffff" loext:opacity="100%" style:font-name="Noto Sans CJK SC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style:font-name="Noto Sans CJK SC"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Noto Sans CJK SC" fo:font-size="20pt" style:font-name-asian="Noto Sans CJK SC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fo:color="#ffffff" loext:opacity="100%" style:font-name="Noto Sans CJK SC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Noto Sans CJK SC" fo:font-size="20pt" style:font-size-asian="20pt" style:font-size-complex="20pt"/>
    </style:style>
    <style:style style:name="T3" style:family="text">
      <style:text-properties style:font-name="Noto Sans CJK SC" fo:font-size="20pt" style:font-name-asian="Noto Sans CJK SC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2" draw:layer="layout" svg:width="20cm" svg:height="2cm" svg:x="2cm" svg:y="6.875cm">
          <text:p text:style-name="P1"><text:span text:style-name="T1">系统输入</text:span><text:span text:style-name="T1">法管理服</text:span><text:span text:style-name="T1">务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88cm" svg:height="1.275cm" svg:x="2cm" svg:y="5.6cm">
          <draw:text-box>
            <text:p><text:span text:style-name="T2">Android</text:span></text:p>
          </draw:text-box>
        </draw:frame>
        <draw:custom-shape draw:style-name="gr3" draw:text-style-name="P4" draw:layer="layout" svg:width="5cm" svg:height="3cm" svg:x="2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05cm" svg:height="2.299cm" svg:x="2.8cm" svg:y="11.301cm">
          <draw:text-box>
            <text:p text:style-name="P5"><text:span text:style-name="T3">应用 </text:span><text:span text:style-name="T3">1</text:span></text:p>
            <text:p text:style-name="P5"><text:span text:style-name="T3">(</text:span><text:span text:style-name="T3">浏览器</text:span><text:span text:style-name="T3">)</text:span></text:p>
          </draw:text-box>
        </draw:frame>
        <draw:custom-shape draw:style-name="gr3" draw:text-style-name="P4" draw:layer="layout" svg:width="5cm" svg:height="3cm" svg:x="8cm" svg:y="1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505cm" svg:height="2.299cm" svg:x="9.295cm" svg:y="11.301cm">
          <draw:text-box>
            <text:p text:style-name="P5"><text:span text:style-name="T3">应用 </text:span><text:span text:style-name="T3">2</text:span></text:p>
            <text:p text:style-name="P5"><text:span text:style-name="T3">(QQ)</text:span></text:p>
          </draw:text-box>
        </draw:frame>
        <draw:custom-shape draw:style-name="gr5" draw:text-style-name="P4" draw:layer="layout" svg:width="5cm" svg:height="3cm" svg:x="17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6cm" svg:height="2.598cm" svg:x="17.8cm" svg:y="2.2cm">
          <draw:text-box>
            <text:p text:style-name="P5"><text:span text:style-name="T3">输入法 </text:span><text:span text:style-name="T3">2</text:span></text:p>
            <text:p text:style-name="P5"><text:span text:style-name="T3">(app)</text:span></text:p>
          </draw:text-box>
        </draw:frame>
        <draw:custom-shape draw:style-name="gr5" draw:text-style-name="P4" draw:layer="layout" svg:width="5cm" svg:height="3cm" svg:x="11cm" svg:y="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7cm" svg:height="2.598cm" svg:x="11.8cm" svg:y="2.202cm">
          <draw:text-box>
            <text:p text:style-name="P5"><text:span text:style-name="T3">输入法 </text:span><text:span text:style-name="T3">1</text:span></text:p>
            <text:p text:style-name="P5"><text:span text:style-name="T3">(app)</text:span></text:p>
          </draw:text-box>
        </draw:frame>
        <draw:custom-shape draw:style-name="gr7" draw:text-style-name="P5" draw:layer="layout" svg:width="1.2cm" svg:height="1.875cm" svg:x="13cm" svg:y="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2cm" svg:height="1.875cm" svg:x="19cm" svg:y="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2cm" svg:height="2.125cm" svg:x="10.001cm" svg:y="8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2cm" svg:height="2.125cm" svg:x="4cm" svg:y="8.87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0" draw:display-name="线条箭头 10" svg:viewBox="0 0 20 20" svg:d="M0 20l10-20 10 20z"/>
    <draw:marker draw:name="线条箭头_20_4" draw:display-name="线条箭头 4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H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false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2:00:59.419192018</meta:creation-date>
    <meta:generator>LibreOffice/24.2.0.3$Linux_X86_64 LibreOffice_project/da48488a73ddd66ea24cf16bbc4f7b9c08e9bea1</meta:generator>
    <dc:date>2024-02-23T03:20:40.386883237</dc:date>
    <meta:editing-duration>PT3H58M4S</meta:editing-duration>
    <meta:editing-cycles>24</meta:editing-cycles>
    <meta:print-date>2024-02-11T22:27:35.357165471</meta:print-date>
    <meta:printed-by>PDF 文件</meta:printed-by>
    <meta:document-statistic meta:object-count="41"/>
  </office:meta>
</office:document-meta>
</file>